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4d37" officeooo:paragraph-rsid="00114d37"/>
    </style:style>
    <style:style style:name="P2" style:family="paragraph" style:parent-style-name="Standard">
      <style:text-properties fo:font-weight="bold" officeooo:rsid="00114d37" officeooo:paragraph-rsid="00114d37" style:font-weight-asian="bold" style:font-weight-complex="bold"/>
    </style:style>
    <style:style style:name="P3" style:family="paragraph" style:parent-style-name="Standard">
      <style:text-properties fo:font-style="italic" officeooo:rsid="00114d37" officeooo:paragraph-rsid="00114d37" style:font-style-asian="italic" style:font-style-complex="italic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Bitstream Vera Sans" fo:font-size="9.75pt" fo:letter-spacing="normal" fo:font-style="normal" fo:font-weight="normal"/>
    </style:style>
    <style:style style:name="P5" style:family="paragraph" style:parent-style-name="Standard">
      <style:text-properties fo:font-style="italic" officeooo:rsid="00114d37" officeooo:paragraph-rsid="00114d37" style:font-style-asian="italic" style:font-style-complex="italic"/>
    </style:style>
    <style:style style:name="P6" style:family="paragraph" style:parent-style-name="Standard">
      <style:text-properties fo:font-style="italic" officeooo:rsid="00114d37" officeooo:paragraph-rsid="001c96ae" style:font-style-asian="italic" style:font-style-complex="italic"/>
    </style:style>
    <style:style style:name="P7" style:family="paragraph" style:parent-style-name="Standard">
      <style:text-properties fo:font-style="normal" officeooo:rsid="00162e96" officeooo:paragraph-rsid="00162e96" style:font-style-asian="normal" style:font-style-complex="normal"/>
    </style:style>
    <style:style style:name="P8" style:family="paragraph" style:parent-style-name="Standard">
      <style:text-properties fo:font-style="normal" officeooo:rsid="00176199" officeooo:paragraph-rsid="00176199" style:font-style-asian="normal" style:font-style-complex="normal"/>
    </style:style>
    <style:style style:name="P9" style:family="paragraph" style:parent-style-name="Standard">
      <style:text-properties fo:font-style="normal" officeooo:rsid="001aa46c" officeooo:paragraph-rsid="001aa46c" style:font-style-asian="normal" style:font-style-complex="normal"/>
    </style:style>
    <style:style style:name="P10" style:family="paragraph" style:parent-style-name="Standard">
      <style:text-properties fo:font-style="normal" officeooo:rsid="001c96ae" officeooo:paragraph-rsid="001c96a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5592"/>
    </style:style>
    <style:style style:name="T3" style:family="text">
      <style:text-properties officeooo:rsid="0018e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Test Items </text:p>
      <text:p text:style-name="P1"/>
      <text:p text:style-name="P2">Approach </text:p>
      <text:p text:style-name="P6">Outline your plan for reading the course books and doing the sprints in time. </text:p>
      <text:p text:style-name="P10">I plan to read ~2 h/day on the bus to work.</text:p>
      <text:p text:style-name="P6"/>
      <text:p text:style-name="P6">Describe your plan for interacting with the other students in the course. </text:p>
      <text:p text:style-name="P9">Working with a colleague.</text:p>
      <text:p text:style-name="P1"/>
      <text:p text:style-name="P1"><text:span text:style-name="T1">Item Pass/Fail Criteria</text:span> </text:p>
      <text:p text:style-name="P3">Outline your ambition level; what grade are you aiming for? <text:s/></text:p>
      <text:p text:style-name="P7">Don't know yet.</text:p>
      <text:p text:style-name="P1"/>
      <text:p text:style-name="P2">Planning Risks and Contingencies </text:p>
      <text:p text:style-name="P3">Do you plan on taking any vacations (e.g., skiing trip, easter, ascension day, etc.)? </text:p>
      <text:p text:style-name="P8">No</text:p>
      <text:p text:style-name="P3"/>
      <text:p text:style-name="P3">What is the expected workload for activities and work you are doing in parallel to this course? </text:p>
      <text:p text:style-name="P8">New job, so quite a lot.</text:p>
      <text:p text:style-name="P3"/>
      <text:p text:style-name="P3">Does your plan for this course accomodate your plans for these other activities? </text:p>
      <text:p text:style-name="P8">Don't know <text:span text:style-name="T3">the work load of the new job yet. So no.</text:span></text:p>
      <text:p text:style-name="P3"/>
      <text:p text:style-name="P3">Do you have time available if you are asked to complete your submitted assignments with more information? Are there any other risks you see at this stage?</text:p>
      <text:p text:style-name="P8"><text:span text:style-name="T2">Yes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47S</meta:editing-duration>
    <meta:editing-cycles>12</meta:editing-cycles>
    <meta:generator>LibreOffice/5.3.4.2$Windows_X86_64 LibreOffice_project/f82d347ccc0be322489bf7da61d7e4ad13fe2ff3</meta:generator>
    <dc:date>2017-07-24T19:45:17.718000000</dc:date>
    <meta:document-statistic meta:table-count="0" meta:image-count="0" meta:object-count="0" meta:page-count="1" meta:paragraph-count="18" meta:word-count="155" meta:character-count="871" meta:non-whitespace-character-count="723"/>
    <meta:user-defined meta:name="Info 1"/>
    <meta:user-defined meta:name="Info 2"/>
    <meta:user-defined meta:name="Info 3"/>
    <meta:user-defined meta:name="Info 4"/>
  </office:meta>
</office:document-meta>
</file>